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officeooo:rsid="002aae2d" officeooo:paragraph-rsid="001981f2" style:font-size-asian="18pt" style:font-size-complex="18pt"/>
    </style:style>
    <style:style style:name="P2" style:family="paragraph" style:parent-style-name="Standard">
      <style:text-properties style:font-name="Liberation Serif" fo:font-size="18pt" officeooo:rsid="001906ac" officeooo:paragraph-rsid="0019ca6a" style:font-size-asian="18pt" style:font-size-complex="18pt"/>
    </style:style>
    <style:style style:name="P3" style:family="paragraph" style:parent-style-name="Standard">
      <style:paragraph-properties fo:text-align="center" style:justify-single-word="false"/>
      <style:text-properties style:font-name="Liberation Serif" fo:font-size="18pt" fo:font-weight="bold" officeooo:rsid="0019ca6a" officeooo:paragraph-rsid="0019ca6a"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Liberation Serif" fo:font-size="18pt" fo:font-weight="bold" officeooo:rsid="00247e43" officeooo:paragraph-rsid="00247e43" style:font-size-asian="18pt" style:font-weight-asian="bold" style:font-size-complex="18pt" style:font-weight-complex="bold"/>
    </style:style>
    <style:style style:name="P5" style:family="paragraph" style:parent-style-name="Standard">
      <style:text-properties style:font-name="Liberation Serif" fo:font-size="12pt" fo:font-weight="bold" officeooo:rsid="001906ac" officeooo:paragraph-rsid="001981f2" style:font-size-asian="12pt" style:font-weight-asian="bold" style:font-size-complex="12pt" style:font-weight-complex="bold"/>
    </style:style>
    <style:style style:name="P6" style:family="paragraph" style:parent-style-name="Standard">
      <style:text-properties style:font-name="Liberation Serif" fo:font-size="12pt" fo:font-weight="bold" officeooo:rsid="0019ca6a" officeooo:paragraph-rsid="0019ca6a"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 fo:font-size="12pt" fo:font-weight="bold" officeooo:rsid="001da0a3" officeooo:paragraph-rsid="001da0a3" style:font-size-asian="12pt" style:font-weight-asian="bold" style:font-size-complex="12pt" style:font-weight-complex="bold"/>
    </style:style>
    <style:style style:name="P8" style:family="paragraph" style:parent-style-name="Standard">
      <style:text-properties style:font-name="Liberation Serif" fo:font-size="12pt" fo:font-weight="bold" officeooo:rsid="001e98d0" officeooo:paragraph-rsid="001e98d0"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2pt" fo:font-weight="bold" officeooo:rsid="001e98d0" officeooo:paragraph-rsid="001e98d0" style:font-size-asian="12pt" style:font-weight-asian="bold" style:font-size-complex="12pt" style:font-weight-complex="bold"/>
    </style:style>
    <style:style style:name="P10" style:family="paragraph" style:parent-style-name="Standard">
      <style:text-properties style:font-name="Liberation Serif" fo:font-size="12pt" fo:font-weight="bold" officeooo:rsid="00267ba3" officeooo:paragraph-rsid="00267ba3" style:font-size-asian="12pt" style:font-weight-asian="bold" style:font-size-complex="12pt" style:font-weight-complex="bold"/>
    </style:style>
    <style:style style:name="P11" style:family="paragraph" style:parent-style-name="Standard">
      <style:text-properties style:font-name="Liberation Serif" fo:font-size="12pt" fo:font-weight="bold" officeooo:rsid="001981f2" officeooo:paragraph-rsid="001981f2" style:font-size-asian="12pt" style:font-weight-asian="bold" style:font-size-complex="12pt" style:font-weight-complex="bold"/>
    </style:style>
    <style:style style:name="P12" style:family="paragraph" style:parent-style-name="Standard">
      <style:text-properties style:font-name="Liberation Serif" fo:font-size="12pt" fo:font-weight="bold" officeooo:rsid="00247e43" officeooo:paragraph-rsid="00247e43" style:font-size-asian="10.5pt" style:font-weight-asian="bold" style:font-size-complex="12pt" style:font-weight-complex="bold"/>
    </style:style>
    <style:style style:name="P13" style:family="paragraph" style:parent-style-name="Standard">
      <style:text-properties style:font-name="Liberation Serif" fo:font-size="12pt" fo:font-weight="bold" officeooo:rsid="00267ba3" officeooo:paragraph-rsid="0026d42c" style:font-size-asian="10.5pt" style:font-weight-asian="bold" style:font-size-complex="12pt" style:font-weight-complex="bold"/>
    </style:style>
    <style:style style:name="P14" style:family="paragraph" style:parent-style-name="Standard">
      <style:text-properties style:font-name="Liberation Serif" fo:font-size="12pt" fo:font-weight="bold" officeooo:rsid="0026d42c" officeooo:paragraph-rsid="0026d42c"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normal" officeooo:rsid="001da0a3" officeooo:paragraph-rsid="001da0a3"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267ba3" officeooo:paragraph-rsid="00267ba3"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267ba3" officeooo:paragraph-rsid="0026d42c" style:font-size-asian="10.5pt" style:font-weight-asian="normal" style:font-size-complex="12pt" style:font-weight-complex="normal"/>
    </style:style>
    <style:style style:name="P18" style:family="paragraph" style:parent-style-name="Standard">
      <style:text-properties style:font-name="Liberation Serif" fo:font-size="12pt" fo:font-weight="normal" officeooo:rsid="00273a4e" officeooo:paragraph-rsid="00273a4e" style:font-size-asian="10.5pt" style:font-weight-asian="normal" style:font-size-complex="12pt" style:font-weight-complex="normal"/>
    </style:style>
    <style:style style:name="P19" style:family="paragraph" style:parent-style-name="Standard">
      <style:text-properties style:font-name="Liberation Serif" fo:font-size="12pt" officeooo:rsid="001906ac" officeooo:paragraph-rsid="001981f2" style:font-size-asian="12pt" style:font-size-complex="12pt"/>
    </style:style>
    <style:style style:name="P20" style:family="paragraph" style:parent-style-name="Standard">
      <style:text-properties style:font-name="Liberation Serif" fo:font-size="12pt" officeooo:rsid="001906ac" officeooo:paragraph-rsid="0029e396" style:font-size-asian="12pt" style:font-size-complex="12pt"/>
    </style:style>
    <style:style style:name="P21" style:family="paragraph" style:parent-style-name="Standard">
      <style:text-properties style:font-name="Liberation Serif" fo:font-size="12pt" officeooo:rsid="001e98d0" officeooo:paragraph-rsid="001e98d0" style:font-size-asian="12pt" style:font-size-complex="12pt"/>
    </style:style>
    <style:style style:name="P22" style:family="paragraph" style:parent-style-name="Standard">
      <style:text-properties style:font-name="Liberation Serif" fo:font-size="12pt" officeooo:rsid="00267ba3" officeooo:paragraph-rsid="00267ba3" style:font-size-asian="10.5pt" style:font-size-complex="12pt"/>
    </style:style>
    <style:style style:name="P23" style:family="paragraph" style:parent-style-name="Standard">
      <style:text-properties style:font-name="Liberation Serif" fo:font-size="12pt" officeooo:rsid="0029bb1f" officeooo:paragraph-rsid="0029bb1f" style:font-size-asian="10.5pt" style:font-size-complex="12pt"/>
    </style:style>
    <style:style style:name="P24" style:family="paragraph" style:parent-style-name="Heading_20_1">
      <style:paragraph-properties fo:text-align="center" style:justify-single-word="false"/>
      <style:text-properties style:text-underline-style="solid" style:text-underline-width="auto" style:text-underline-color="font-color"/>
    </style:style>
    <style:style style:name="P25" style:family="paragraph" style:parent-style-name="Standard" style:list-style-name="L1">
      <style:text-properties style:font-name="Liberation Serif" fo:font-size="12pt" fo:font-weight="normal" officeooo:rsid="0019ca6a" officeooo:paragraph-rsid="0019ca6a" style:font-size-asian="12pt" style:font-weight-asian="normal" style:font-size-complex="12pt" style:font-weight-complex="normal"/>
    </style:style>
    <style:style style:name="P26" style:family="paragraph" style:parent-style-name="Standard" style:list-style-name="L2">
      <style:text-properties style:font-name="Liberation Serif" fo:font-size="12pt" officeooo:rsid="001906ac" officeooo:paragraph-rsid="0019ca6a" style:font-size-asian="12pt" style:font-size-complex="12pt"/>
    </style:style>
    <style:style style:name="P27" style:family="paragraph" style:parent-style-name="Standard" style:list-style-name="L3">
      <style:text-properties style:font-name="Liberation Serif" fo:font-size="12pt" officeooo:rsid="001906ac" officeooo:paragraph-rsid="0019ca6a" style:font-size-asian="12pt" style:font-size-complex="12pt"/>
    </style:style>
    <style:style style:name="P28" style:family="paragraph" style:parent-style-name="Standard" style:list-style-name="L2">
      <style:text-properties style:font-name="Liberation Serif" fo:font-size="12pt" officeooo:rsid="001da0a3" officeooo:paragraph-rsid="001da0a3" style:font-size-asian="12pt" style:font-size-complex="12pt"/>
    </style:style>
    <style:style style:name="P29" style:family="paragraph" style:parent-style-name="Standard" style:list-style-name="L3">
      <style:text-properties style:font-name="Liberation Serif" fo:font-size="12pt" officeooo:rsid="001ffb18" officeooo:paragraph-rsid="001ffb18" style:font-size-asian="12pt" style:font-size-complex="12pt"/>
    </style:style>
    <style:style style:name="P30" style:family="paragraph" style:parent-style-name="Standard">
      <style:text-properties style:font-name="Liberation Serif" fo:font-size="18pt" officeooo:rsid="001906ac" officeooo:paragraph-rsid="001981f2" style:font-size-asian="18pt" style:font-size-complex="18pt"/>
    </style:style>
    <style:style style:name="P31" style:family="paragraph" style:parent-style-name="Standard">
      <style:text-properties style:font-name="Liberation Serif" fo:font-size="18pt" officeooo:rsid="002c0b92" officeooo:paragraph-rsid="002c0b92" style:font-size-asian="18pt" style:font-size-complex="18pt"/>
    </style:style>
    <style:style style:name="P32" style:family="paragraph" style:parent-style-name="Standard">
      <style:text-properties style:font-name="Liberation Serif" fo:font-size="18pt" officeooo:rsid="002dede3" officeooo:paragraph-rsid="002dede3" style:font-size-asian="18pt" style:font-size-complex="18pt"/>
    </style:style>
    <style:style style:name="P33" style:family="paragraph" style:parent-style-name="Standard">
      <style:text-properties style:font-name="Liberation Serif" fo:font-size="18pt" fo:font-weight="normal" officeooo:rsid="002c0b92" officeooo:paragraph-rsid="002c0b92" style:font-size-asian="18pt" style:font-weight-asian="normal" style:font-size-complex="18pt" style:font-weight-complex="normal"/>
    </style:style>
    <style:style style:name="P34" style:family="paragraph" style:parent-style-name="Standard" style:list-style-name="L4">
      <style:text-properties officeooo:paragraph-rsid="001e98d0"/>
    </style:style>
    <style:style style:name="T1" style:family="text">
      <style:text-properties officeooo:rsid="001981f2"/>
    </style:style>
    <style:style style:name="T2" style:family="text">
      <style:text-properties officeooo:rsid="0019ca6a"/>
    </style:style>
    <style:style style:name="T3" style:family="text">
      <style:text-properties officeooo:rsid="001bc9dd"/>
    </style:style>
    <style:style style:name="T4" style:family="text">
      <style:text-properties officeooo:rsid="001e98d0"/>
    </style:style>
    <style:style style:name="T5" style:family="text">
      <style:text-properties style:font-name="Liberation Serif" fo:font-size="12pt" officeooo:rsid="001e98d0" style:font-size-asian="12pt" style:font-size-complex="12pt"/>
    </style:style>
    <style:style style:name="T6" style:family="text">
      <style:text-properties style:font-name="Liberation Serif" fo:font-size="12pt" officeooo:rsid="0025f689" style:font-size-asian="12pt" style:font-size-complex="12pt"/>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20d376"/>
    </style:style>
    <style:style style:name="T10" style:family="text">
      <style:text-properties officeooo:rsid="00226a76"/>
    </style:style>
    <style:style style:name="T11" style:family="text">
      <style:text-properties officeooo:rsid="0023bd67"/>
    </style:style>
    <style:style style:name="T12" style:family="text">
      <style:text-properties officeooo:rsid="00247e43"/>
    </style:style>
    <style:style style:name="T13" style:family="text">
      <style:text-properties officeooo:rsid="0024c551"/>
    </style:style>
    <style:style style:name="T14" style:family="text">
      <style:text-properties officeooo:rsid="0026d42c"/>
    </style:style>
    <style:style style:name="T15" style:family="text">
      <style:text-properties officeooo:rsid="00297a7b"/>
    </style:style>
    <style:style style:name="T16" style:family="text">
      <style:text-properties officeooo:rsid="0029e396"/>
    </style:style>
    <style:style style:name="T17" style:family="text">
      <style:text-properties officeooo:rsid="002daa71"/>
    </style:style>
    <style:style style:name="T18" style:family="text">
      <style:text-properties officeooo:rsid="002dede3"/>
    </style:style>
    <style:style style:name="T19" style:family="text">
      <style:text-properties officeooo:rsid="002ec92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Southfields E-NoticeBoard</text:h>
      <text:p text:style-name="P3">Website Content Document</text:p>
      <text:p text:style-name="P3"/>
      <text:p text:style-name="P9">Note: <text:span text:style-name="T8">Larger versions of this site that may be built in the future will need specialist servers, which may require specialist premises in order to maintain a website that has very little downtime.</text:span></text:p>
      <text:p text:style-name="P7"/>
      <text:p text:style-name="P7">Website Name:</text:p>
      <text:p text:style-name="P15">Southfields E-NoticeBoard</text:p>
      <text:p text:style-name="P15"/>
      <text:p text:style-name="P7">Slogan:</text:p>
      <text:p text:style-name="P15">Created by people of Southfields for people of Southfields</text:p>
      <text:p text:style-name="P5"/>
      <text:p text:style-name="P10">Colours Used:</text:p>
      <text:p text:style-name="P16">#800000, #FFE5D9, #54B8CC</text:p>
      <text:p text:style-name="P16">Use the 60% 30% 10% rule usage of #F7F7F7 is for defining a background row against a white row</text:p>
      <text:p text:style-name="P16"/>
      <text:p text:style-name="P5">Keywords:<text:span text:style-name="T1"> </text:span></text:p>
      <text:list xml:id="list1115072022" text:style-name="L1">
        <text:list-item>
          <text:p text:style-name="P25">Advertise</text:p>
        </text:list-item>
        <text:list-item>
          <text:p text:style-name="P25">post</text:p>
        </text:list-item>
        <text:list-item>
          <text:p text:style-name="P25">Landfill</text:p>
        </text:list-item>
        <text:list-item>
          <text:p text:style-name="P25">Re-use</text:p>
        </text:list-item>
        <text:list-item>
          <text:p text:style-name="P25">Upgrade</text:p>
        </text:list-item>
        <text:list-item>
          <text:p text:style-name="P25">Renovate</text:p>
        </text:list-item>
      </text:list>
      <text:p text:style-name="P19"/>
      <text:p text:style-name="P11">What we want to offer:</text:p>
      <text:list xml:id="list1395686160" text:style-name="L2">
        <text:list-item>
          <text:p text:style-name="P26"><text:span text:style-name="T2">S</text:span><text:span text:style-name="T1">ame street advertising build a search based on your street that can then be extended by ½ mile etc. </text:span><text:span text:style-name="T3">Helping people to find things they want in the same street thus enabling them to collect without the use of a car or van. </text:span></text:p>
        </text:list-item>
        <text:list-item>
          <text:p text:style-name="P26"><text:span text:style-name="T2">P</text:span><text:span text:style-name="T1">romote local business through affordable effective advertising – </text:span><text:span text:style-name="T4">Need to check on business</text:span></text:p>
        </text:list-item>
        <text:list-item>
          <text:p text:style-name="P28">Money off vouchers for visiting the site</text:p>
        </text:list-item>
      </text:list>
      <text:p text:style-name="P19"/>
      <text:p text:style-name="P6">What we want to achieve:</text:p>
      <text:list xml:id="list1074831485" text:style-name="L3">
        <text:list-item>
          <text:p text:style-name="P27"><text:span text:style-name="T1">Saving on landfill by giving someone else the opportunity to </text:span><text:span text:style-name="T11">re-use, </text:span><text:span text:style-name="T1">renovate or upgrade your item</text:span></text:p>
        </text:list-item>
        <text:list-item>
          <text:p text:style-name="P29">Super local connections between transacting parties allowing in the best instance walking distance meetings and at <text:span text:style-name="T9">worst</text:span> substantially reduced journey time.</text:p>
        </text:list-item>
        <text:list-item>
          <text:p text:style-name="P27"><text:span text:style-name="T2">A</text:span><text:span text:style-name="T10">d</text:span>vertise <text:span text:style-name="T2">s</text:span>econd hand items</text:p>
        </text:list-item>
        <text:list-item>
          <text:p text:style-name="P27"><text:span text:style-name="T2">P</text:span>ost <text:span text:style-name="T1">events</text:span></text:p>
        </text:list-item>
      </text:list>
      <text:p text:style-name="P21"/>
      <text:p text:style-name="P8">Features:</text:p>
      <text:list xml:id="list1938100699" text:style-name="L4">
        <text:list-item>
          <text:p text:style-name="P34"><text:span text:style-name="T5">Report this </text:span><text:span text:style-name="T6">button</text:span><text:span text:style-name="T5"> – </text:span><text:span text:style-name="T6">getting users to report content that is inappropriate or unsuitable.</text:span></text:p>
        </text:list-item>
      </text:list>
      <text:p text:style-name="P2"/>
      <text:p text:style-name="P13">Some Items We Do Not Allow</text:p>
      <text:p text:style-name="P17">Animals, Weapons, <text:span text:style-name="T14">Any type of knife, </text:span><text:span text:style-name="T15">No political or religious advertising or posting</text:span></text:p>
      <text:p text:style-name="P12"/>
      <text:p text:style-name="P12"/>
      <text:p text:style-name="P12"/>
      <text:p text:style-name="P12"/>
      <text:p text:style-name="P12"/>
      <text:p text:style-name="P4"><text:soft-page-break/>Extended Content</text:p>
      <text:p text:style-name="P14"/>
      <text:p text:style-name="P14">Items For Sale</text:p>
      <text:p text:style-name="P23"><text:span text:style-name="T7">Facilitating local connections is what we are all about reducing carbon emissions and time spent behind the wheel. </text:span><text:span text:style-name="T11">It would be music to our ears if we heard someone had </text:span><text:span text:style-name="T15">purchased</text:span><text:span text:style-name="T11"> a second hand dining table and chairs from someone who was living up the road and the buyer got some friends (or maybe the seller offered) to help them carry it back home without the use of any transport. </text:span><text:span text:style-name="T12">In order for this to happen we need you to advertise your for sale items literally the more there is the better our service becomes. This is why </text:span><text:span text:style-name="T13">we </text:span><text:span text:style-name="T12">will always strive to offer you the very best rates when placing any post or add with us.</text:span><text:span text:style-name="T16"> </text:span></text:p>
      <text:p text:style-name="P23"/>
      <text:p text:style-name="P20"><text:span text:style-name="T1">Saving on landfill by giving someone else the opportunity to </text:span><text:span text:style-name="T11">re-use, </text:span><text:span text:style-name="T1">renovate or upgrade your item</text:span></text:p>
      <text:p text:style-name="P22"/>
      <text:p text:style-name="P14">Post Events</text:p>
      <text:p text:style-name="P18">Got an event you wish to advertise no problem. We are especially keen to advertise weekly or monthly gatherings that could include the younger and elder members of the Southfields Community.</text:p>
      <text:p text:style-name="P30"/>
      <text:p text:style-name="P33">Who what where &amp; Why?</text:p>
      <text:p text:style-name="P31"/>
      <text:p text:style-name="P31">Well lets get the who part out of the way please allow me to introduce myself I’m Steve, I’ve lived on Southfields with my wife Joanne for 23years and made a lot of acquaintances, some of you may have seen us walking our rotties over the last 12 years or so.</text:p>
      <text:p text:style-name="P31"/>
      <text:p text:style-name="P31"><text:span text:style-name="T17">As I am a web developer w</text:span>e wondered if Southfields would be better off if we had a local <text:span text:style-name="T17">electronic form of communication, the idea being that we could advertise services, events, </text:span><text:span text:style-name="T18">and registered</text:span><text:span text:style-name="T17"> local business</text:span><text:span text:style-name="T18">es</text:span><text:span text:style-name="T17"> and second hand goods etc.. effectively and easily in a place where everyone can see them, </text:span><text:span text:style-name="T18">I have made the website so as everyone can see it no matter what device you view the internet on.</text:span></text:p>
      <text:p text:style-name="P31"/>
      <text:p text:style-name="P32">Where is simple together we are the people of Southfields and we have our own local website live on the net.</text:p>
      <text:p text:style-name="P32"/>
      <text:p text:style-name="P32">Finally we come to the “why” for every local business used, every local event attended or second hand item sold we hope to have saved a much lengthier Journey into or across town <text:span text:style-name="T19">or saved </text:span><text:soft-page-break/><text:span text:style-name="T19">someone from hiring a van when you managed to find maybe a table and chairs or similar piece of furniture from someone just a short walk away.</text:span> <text:span text:style-name="T19">Thus we are all doing our bit to try and lower our carbon footprint.</text:span></text:p>
      <text:p text:style-name="P31"/>
      <text:p text:style-name="P3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2:41:55.950188071</meta:creation-date>
    <dc:date>2023-05-26T14:57:20.980073988</dc:date>
    <meta:editing-duration>PT1H31M20S</meta:editing-duration>
    <meta:editing-cycles>18</meta:editing-cycles>
    <meta:generator>LibreOffice/7.3.7.2$Linux_X86_64 LibreOffice_project/30$Build-2</meta:generator>
    <meta:document-statistic meta:table-count="0" meta:image-count="0" meta:object-count="0" meta:page-count="3" meta:paragraph-count="41" meta:word-count="641" meta:character-count="3584" meta:non-whitespace-character-count="2993"/>
  </office:meta>
</office:document-meta>
</file>